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1Dk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5.1234" calcext:value-type="float">
            <text:p>5.1234</text:p>
          </table:table-cell>
          <table:table-cell office:value-type="float" office:value="2044.5" calcext:value-type="float">
            <text:p>2044.5</text:p>
          </table:table-cell>
          <table:table-cell office:value-type="float" office:value="1.9492" calcext:value-type="float">
            <text:p>1.9492</text:p>
          </table:table-cell>
          <table:table-cell office:value-type="float" office:value="0.00016726" calcext:value-type="float">
            <text:p>0.0001672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6.9522" calcext:value-type="float">
            <text:p>6.9522</text:p>
          </table:table-cell>
          <table:table-cell office:value-type="float" office:value="823.04" calcext:value-type="float">
            <text:p>823.04</text:p>
          </table:table-cell>
          <table:table-cell office:value-type="float" office:value="1.9997" calcext:value-type="float">
            <text:p>1.9997</text:p>
          </table:table-cell>
          <table:table-cell office:value-type="float" office:value="0.00043725" calcext:value-type="float">
            <text:p>0.0004372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7.922" calcext:value-type="float">
            <text:p>7.922</text:p>
          </table:table-cell>
          <table:table-cell office:value-type="float" office:value="479.45" calcext:value-type="float">
            <text:p>479.45</text:p>
          </table:table-cell>
          <table:table-cell office:value-type="float" office:value="1.9711" calcext:value-type="float">
            <text:p>1.9711</text:p>
          </table:table-cell>
          <table:table-cell office:value-type="float" office:value="0.00072931" calcext:value-type="float">
            <text:p>0.0007293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8.5683" calcext:value-type="float">
            <text:p>8.5683</text:p>
          </table:table-cell>
          <table:table-cell office:value-type="float" office:value="332.22" calcext:value-type="float">
            <text:p>332.22</text:p>
          </table:table-cell>
          <table:table-cell office:value-type="float" office:value="1.9557" calcext:value-type="float">
            <text:p>1.9557</text:p>
          </table:table-cell>
          <table:table-cell office:value-type="float" office:value="0.0010362" calcext:value-type="float">
            <text:p>0.001036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9.0484" calcext:value-type="float">
            <text:p>9.0484</text:p>
          </table:table-cell>
          <table:table-cell office:value-type="float" office:value="252.67" calcext:value-type="float">
            <text:p>252.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0013506" calcext:value-type="float">
            <text:p>0.0013506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9.4288" calcext:value-type="float">
            <text:p>9.4288</text:p>
          </table:table-cell>
          <table:table-cell office:value-type="float" office:value="203.37" calcext:value-type="float">
            <text:p>203.37</text:p>
          </table:table-cell>
          <table:table-cell office:value-type="float" office:value="1.9422" calcext:value-type="float">
            <text:p>1.9422</text:p>
          </table:table-cell>
          <table:table-cell office:value-type="float" office:value="0.0016694" calcext:value-type="float">
            <text:p>0.001669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9.7433" calcext:value-type="float">
            <text:p>9.7433</text:p>
          </table:table-cell>
          <table:table-cell office:value-type="float" office:value="169.98" calcext:value-type="float">
            <text:p>169.98</text:p>
          </table:table-cell>
          <table:table-cell office:value-type="float" office:value="1.9391" calcext:value-type="float">
            <text:p>1.9391</text:p>
          </table:table-cell>
          <table:table-cell office:value-type="float" office:value="0.0019909" calcext:value-type="float">
            <text:p>0.001990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10.011" calcext:value-type="float">
            <text:p>10.011</text:p>
          </table:table-cell>
          <table:table-cell office:value-type="float" office:value="145.93" calcext:value-type="float">
            <text:p>145.93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23141" calcext:value-type="float">
            <text:p>0.002314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0.244" calcext:value-type="float">
            <text:p>10.244</text:p>
          </table:table-cell>
          <table:table-cell office:value-type="float" office:value="127.8" calcext:value-type="float">
            <text:p>127.8</text:p>
          </table:table-cell>
          <table:table-cell office:value-type="float" office:value="1.9356" calcext:value-type="float">
            <text:p>1.9356</text:p>
          </table:table-cell>
          <table:table-cell office:value-type="float" office:value="0.0026385" calcext:value-type="float">
            <text:p>0.002638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13.65" calcext:value-type="float">
            <text:p>113.65</text:p>
          </table:table-cell>
          <table:table-cell office:value-type="float" office:value="1.9346" calcext:value-type="float">
            <text:p>1.9346</text:p>
          </table:table-cell>
          <table:table-cell office:value-type="float" office:value="0.0029638" calcext:value-type="float">
            <text:p>0.0029638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102.32" calcext:value-type="float">
            <text:p>102.32</text:p>
          </table:table-cell>
          <table:table-cell office:value-type="float" office:value="1.9339" calcext:value-type="float">
            <text:p>1.9339</text:p>
          </table:table-cell>
          <table:table-cell office:value-type="float" office:value="0.0032898" calcext:value-type="float">
            <text:p>0.003289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0.802" calcext:value-type="float">
            <text:p>10.802</text:p>
          </table:table-cell>
          <table:table-cell office:value-type="float" office:value="93.032" calcext:value-type="float">
            <text:p>93.032</text:p>
          </table:table-cell>
          <table:table-cell office:value-type="float" office:value="1.9334" calcext:value-type="float">
            <text:p>1.9334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85.288" calcext:value-type="float">
            <text:p>85.288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78.732" calcext:value-type="float">
            <text:p>78.73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1.226" calcext:value-type="float">
            <text:p>11.226</text:p>
          </table:table-cell>
          <table:table-cell office:value-type="float" office:value="73.111" calcext:value-type="float">
            <text:p>73.111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045973" calcext:value-type="float">
            <text:p>0.0045973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68.238" calcext:value-type="float">
            <text:p>68.23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049247" calcext:value-type="float">
            <text:p>0.0049247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1.461" calcext:value-type="float">
            <text:p>11.461</text:p>
          </table:table-cell>
          <table:table-cell office:value-type="float" office:value="63.975" calcext:value-type="float">
            <text:p>63.97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052523" calcext:value-type="float">
            <text:p>0.005252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.212" calcext:value-type="float">
            <text:p>60.212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5799" calcext:value-type="float">
            <text:p>0.005579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1.669" calcext:value-type="float">
            <text:p>11.669</text:p>
          </table:table-cell>
          <table:table-cell office:value-type="float" office:value="56.868" calcext:value-type="float">
            <text:p>56.86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9076" calcext:value-type="float">
            <text:p>0.005907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11.764" calcext:value-type="float">
            <text:p>11.764</text:p>
          </table:table-cell>
          <table:table-cell office:value-type="float" office:value="53.876" calcext:value-type="float">
            <text:p>53.87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2354" calcext:value-type="float">
            <text:p>0.006235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11.854" calcext:value-type="float">
            <text:p>11.854</text:p>
          </table:table-cell>
          <table:table-cell office:value-type="float" office:value="51.184" calcext:value-type="float">
            <text:p>51.18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5631" calcext:value-type="float">
            <text:p>0.006563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48.748" calcext:value-type="float">
            <text:p>48.748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68909" calcext:value-type="float">
            <text:p>0.006890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2.023" calcext:value-type="float">
            <text:p>12.023</text:p>
          </table:table-cell>
          <table:table-cell office:value-type="float" office:value="46.534" calcext:value-type="float">
            <text:p>46.534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2186" calcext:value-type="float">
            <text:p>0.0072186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12.101" calcext:value-type="float">
            <text:p>12.101</text:p>
          </table:table-cell>
          <table:table-cell office:value-type="float" office:value="44.513" calcext:value-type="float">
            <text:p>44.5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12.176" calcext:value-type="float">
            <text:p>12.176</text:p>
          </table:table-cell>
          <table:table-cell office:value-type="float" office:value="42.66" calcext:value-type="float">
            <text:p>42.6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2.248" calcext:value-type="float">
            <text:p>12.248</text:p>
          </table:table-cell>
          <table:table-cell office:value-type="float" office:value="40.956" calcext:value-type="float">
            <text:p>40.95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2017" calcext:value-type="float">
            <text:p>0.0082017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2.317" calcext:value-type="float">
            <text:p>12.317</text:p>
          </table:table-cell>
          <table:table-cell office:value-type="float" office:value="39.383" calcext:value-type="float">
            <text:p>39.38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5293" calcext:value-type="float">
            <text:p>0.008529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7.927" calcext:value-type="float">
            <text:p>37.927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8568" calcext:value-type="float">
            <text:p>0.0088568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2.448" calcext:value-type="float">
            <text:p>12.448</text:p>
          </table:table-cell>
          <table:table-cell office:value-type="float" office:value="36.575" calcext:value-type="float">
            <text:p>36.575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91842" calcext:value-type="float">
            <text:p>0.0091842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35.317" calcext:value-type="float">
            <text:p>35.317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5116" calcext:value-type="float">
            <text:p>0.009511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34.142" calcext:value-type="float">
            <text:p>34.142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8389" calcext:value-type="float">
            <text:p>0.009838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2.628" calcext:value-type="float">
            <text:p>12.628</text:p>
          </table:table-cell>
          <table:table-cell office:value-type="float" office:value="33.044" calcext:value-type="float">
            <text:p>33.04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2.684" calcext:value-type="float">
            <text:p>12.684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office:value-type="float" office:value="31.048" calcext:value-type="float">
            <text:p>31.04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12.791" calcext:value-type="float">
            <text:p>12.791</text:p>
          </table:table-cell>
          <table:table-cell office:value-type="float" office:value="30.138" calcext:value-type="float">
            <text:p>30.13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2.842" calcext:value-type="float">
            <text:p>12.842</text:p>
          </table:table-cell>
          <table:table-cell office:value-type="float" office:value="29.28" calcext:value-type="float">
            <text:p>29.2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2.892" calcext:value-type="float">
            <text:p>12.892</text:p>
          </table:table-cell>
          <table:table-cell office:value-type="float" office:value="28.47" calcext:value-type="float">
            <text:p>28.47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2.941" calcext:value-type="float">
            <text:p>12.941</text:p>
          </table:table-cell>
          <table:table-cell office:value-type="float" office:value="27.704" calcext:value-type="float">
            <text:p>27.704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 office:value-type="float" office:value="26.978" calcext:value-type="float">
            <text:p>26.97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.034" calcext:value-type="float">
            <text:p>13.034</text:p>
          </table:table-cell>
          <table:table-cell office:value-type="float" office:value="26.29" calcext:value-type="float">
            <text:p>26.29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3.078" calcext:value-type="float">
            <text:p>13.078</text:p>
          </table:table-cell>
          <table:table-cell office:value-type="float" office:value="25.636" calcext:value-type="float">
            <text:p>25.636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13.122" calcext:value-type="float">
            <text:p>13.122</text:p>
          </table:table-cell>
          <table:table-cell office:value-type="float" office:value="25.015" calcext:value-type="float">
            <text:p>25.015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.165" calcext:value-type="float">
            <text:p>13.165</text:p>
          </table:table-cell>
          <table:table-cell office:value-type="float" office:value="24.423" calcext:value-type="float">
            <text:p>24.42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.206" calcext:value-type="float">
            <text:p>13.206</text:p>
          </table:table-cell>
          <table:table-cell office:value-type="float" office:value="23.858" calcext:value-type="float">
            <text:p>23.858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13.247" calcext:value-type="float">
            <text:p>13.247</text:p>
          </table:table-cell>
          <table:table-cell office:value-type="float" office:value="23.32" calcext:value-type="float">
            <text:p>23.3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3.287" calcext:value-type="float">
            <text:p>13.287</text:p>
          </table:table-cell>
          <table:table-cell office:value-type="float" office:value="22.805" calcext:value-type="float">
            <text:p>22.80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3.326" calcext:value-type="float">
            <text:p>13.326</text:p>
          </table:table-cell>
          <table:table-cell office:value-type="float" office:value="22.313" calcext:value-type="float">
            <text:p>22.31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13.364" calcext:value-type="float">
            <text:p>13.364</text:p>
          </table:table-cell>
          <table:table-cell office:value-type="float" office:value="21.842" calcext:value-type="float">
            <text:p>21.84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13.401" calcext:value-type="float">
            <text:p>13.401</text:p>
          </table:table-cell>
          <table:table-cell office:value-type="float" office:value="21.391" calcext:value-type="float">
            <text:p>21.391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709" calcext:value-type="float">
            <text:p>0.01570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13.438" calcext:value-type="float">
            <text:p>13.438</text:p>
          </table:table-cell>
          <table:table-cell office:value-type="float" office:value="20.958" calcext:value-type="float">
            <text:p>20.95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033" calcext:value-type="float">
            <text:p>0.01603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13.473" calcext:value-type="float">
            <text:p>13.473</text:p>
          </table:table-cell>
          <table:table-cell office:value-type="float" office:value="20.543" calcext:value-type="float">
            <text:p>20.54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office:value-type="float" office:value="20.144" calcext:value-type="float">
            <text:p>20.144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13.543" calcext:value-type="float">
            <text:p>13.543</text:p>
          </table:table-cell>
          <table:table-cell office:value-type="float" office:value="19.76" calcext:value-type="float">
            <text:p>19.7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006" calcext:value-type="float">
            <text:p>0.017006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19.391" calcext:value-type="float">
            <text:p>19.391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9.036" calcext:value-type="float">
            <text:p>19.03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3.642" calcext:value-type="float">
            <text:p>13.642</text:p>
          </table:table-cell>
          <table:table-cell office:value-type="float" office:value="18.693" calcext:value-type="float">
            <text:p>18.69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977" calcext:value-type="float">
            <text:p>0.017977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float" office:value="13.674" calcext:value-type="float">
            <text:p>13.674</text:p>
          </table:table-cell>
          <table:table-cell office:value-type="float" office:value="18.363" calcext:value-type="float">
            <text:p>18.36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float" office:value="13.706" calcext:value-type="float">
            <text:p>13.706</text:p>
          </table:table-cell>
          <table:table-cell office:value-type="float" office:value="18.045" calcext:value-type="float">
            <text:p>18.045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623" calcext:value-type="float">
            <text:p>0.018623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office:value-type="float" office:value="17.738" calcext:value-type="float">
            <text:p>17.738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946" calcext:value-type="float">
            <text:p>0.018946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13.767" calcext:value-type="float">
            <text:p>13.767</text:p>
          </table:table-cell>
          <table:table-cell office:value-type="float" office:value="17.441" calcext:value-type="float">
            <text:p>17.44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17.154" calcext:value-type="float">
            <text:p>17.1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16.877" calcext:value-type="float">
            <text:p>16.87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913" calcext:value-type="float">
            <text:p>0.019913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3.855" calcext:value-type="float">
            <text:p>13.855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3.883" calcext:value-type="float">
            <text:p>13.883</text:p>
          </table:table-cell>
          <table:table-cell office:value-type="float" office:value="16.349" calcext:value-type="float">
            <text:p>16.34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office:value-type="float" office:value="13.911" calcext:value-type="float">
            <text:p>13.911</text:p>
          </table:table-cell>
          <table:table-cell office:value-type="float" office:value="16.097" calcext:value-type="float">
            <text:p>16.09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3.939" calcext:value-type="float">
            <text:p>13.939</text:p>
          </table:table-cell>
          <table:table-cell office:value-type="float" office:value="15.854" calcext:value-type="float">
            <text:p>15.8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float" office:value="13.966" calcext:value-type="float">
            <text:p>13.9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13.993" calcext:value-type="float">
            <text:p>13.993</text:p>
          </table:table-cell>
          <table:table-cell office:value-type="float" office:value="15.388" calcext:value-type="float">
            <text:p>15.388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1841" calcext:value-type="float">
            <text:p>0.02184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15.166" calcext:value-type="float">
            <text:p>15.16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4.95" calcext:value-type="float">
            <text:p>14.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482" calcext:value-type="float">
            <text:p>0.02248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14.071" calcext:value-type="float">
            <text:p>14.071</text:p>
          </table:table-cell>
          <table:table-cell office:value-type="float" office:value="14.74" calcext:value-type="float">
            <text:p>14.74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14.096" calcext:value-type="float">
            <text:p>14.096</text:p>
          </table:table-cell>
          <table:table-cell office:value-type="float" office:value="14.537" calcext:value-type="float">
            <text:p>14.53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121" calcext:value-type="float">
            <text:p>0.023121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14.121" calcext:value-type="float">
            <text:p>14.121</text:p>
          </table:table-cell>
          <table:table-cell office:value-type="float" office:value="14.339" calcext:value-type="float">
            <text:p>14.33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441" calcext:value-type="float">
            <text:p>0.02344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14.146" calcext:value-type="float">
            <text:p>14.14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3.959" calcext:value-type="float">
            <text:p>13.9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079" calcext:value-type="float">
            <text:p>0.024079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13.777" calcext:value-type="float">
            <text:p>13.77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13.599" calcext:value-type="float">
            <text:p>13.59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715" calcext:value-type="float">
            <text:p>0.024715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14.241" calcext:value-type="float">
            <text:p>14.241</text:p>
          </table:table-cell>
          <table:table-cell office:value-type="float" office:value="13.427" calcext:value-type="float">
            <text:p>13.4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033" calcext:value-type="float">
            <text:p>0.025033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4.264" calcext:value-type="float">
            <text:p>14.264</text:p>
          </table:table-cell>
          <table:table-cell office:value-type="float" office:value="13.259" calcext:value-type="float">
            <text:p>13.2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351" calcext:value-type="float">
            <text:p>0.025351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14.286" calcext:value-type="float">
            <text:p>14.286</text:p>
          </table:table-cell>
          <table:table-cell office:value-type="float" office:value="13.095" calcext:value-type="float">
            <text:p>13.0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669" calcext:value-type="float">
            <text:p>0.025669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4.309" calcext:value-type="float">
            <text:p>14.309</text:p>
          </table:table-cell>
          <table:table-cell office:value-type="float" office:value="12.935" calcext:value-type="float">
            <text:p>12.93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986" calcext:value-type="float">
            <text:p>0.02598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12.779" calcext:value-type="float">
            <text:p>12.77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4.353" calcext:value-type="float">
            <text:p>14.353</text:p>
          </table:table-cell>
          <table:table-cell office:value-type="float" office:value="12.627" calcext:value-type="float">
            <text:p>12.6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12.479" calcext:value-type="float">
            <text:p>12.4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4.396" calcext:value-type="float">
            <text:p>14.396</text:p>
          </table:table-cell>
          <table:table-cell office:value-type="float" office:value="12.335" calcext:value-type="float">
            <text:p>12.3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4.417" calcext:value-type="float">
            <text:p>14.417</text:p>
          </table:table-cell>
          <table:table-cell office:value-type="float" office:value="12.193" calcext:value-type="float">
            <text:p>12.1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4.438" calcext:value-type="float">
            <text:p>14.438</text:p>
          </table:table-cell>
          <table:table-cell office:value-type="float" office:value="12.056" calcext:value-type="float">
            <text:p>12.05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  <table:table-cell office:value-type="float" office:value="11.921" calcext:value-type="float">
            <text:p>11.9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14.479" calcext:value-type="float">
            <text:p>14.479</text:p>
          </table:table-cell>
          <table:table-cell office:value-type="float" office:value="11.79" calcext:value-type="float">
            <text:p>11.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511" calcext:value-type="float">
            <text:p>0.028511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11.661" calcext:value-type="float">
            <text:p>11.66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826" calcext:value-type="float">
            <text:p>0.02882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4.519" calcext:value-type="float">
            <text:p>14.519</text:p>
          </table:table-cell>
          <table:table-cell office:value-type="float" office:value="11.536" calcext:value-type="float">
            <text:p>11.53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float" office:value="14.539" calcext:value-type="float">
            <text:p>14.539</text:p>
          </table:table-cell>
          <table:table-cell office:value-type="float" office:value="11.413" calcext:value-type="float">
            <text:p>11.41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14.559" calcext:value-type="float">
            <text:p>14.559</text:p>
          </table:table-cell>
          <table:table-cell office:value-type="float" office:value="11.293" calcext:value-type="float">
            <text:p>11.2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.175" calcext:value-type="float">
            <text:p>11.17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11.06" calcext:value-type="float">
            <text:p>11.0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392" calcext:value-type="float">
            <text:p>0.030392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float" office:value="14.635" calcext:value-type="float">
            <text:p>14.635</text:p>
          </table:table-cell>
          <table:table-cell office:value-type="float" office:value="10.838" calcext:value-type="float">
            <text:p>10.8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016" calcext:value-type="float">
            <text:p>0.031016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14.654" calcext:value-type="float">
            <text:p>14.654</text:p>
          </table:table-cell>
          <table:table-cell office:value-type="float" office:value="10.73" calcext:value-type="float">
            <text:p>10.7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14.672" calcext:value-type="float">
            <text:p>14.672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0.521" calcext:value-type="float">
            <text:p>10.5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 office:value-type="float" office:value="14.708" calcext:value-type="float">
            <text:p>14.708</text:p>
          </table:table-cell>
          <table:table-cell office:value-type="float" office:value="10.42" calcext:value-type="float">
            <text:p>10.4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14.726" calcext:value-type="float">
            <text:p>14.726</text:p>
          </table:table-cell>
          <table:table-cell office:value-type="float" office:value="10.321" calcext:value-type="float">
            <text:p>10.3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0.1015" calcext:value-type="float">
            <text:p>0.1015</text:p>
          </table:table-cell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10.224" calcext:value-type="float">
            <text:p>10.22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float" office:value="14.762" calcext:value-type="float">
            <text:p>14.762</text:p>
          </table:table-cell>
          <table:table-cell office:value-type="float" office:value="10.129" calcext:value-type="float">
            <text:p>10.12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035" calcext:value-type="float">
            <text:p>0.1035</text:p>
          </table:table-cell>
        </table:table-row>
        <table:table-row table:style-name="ro1">
          <table:table-cell office:value-type="float" office:value="14.779" calcext:value-type="float">
            <text:p>14.779</text:p>
          </table:table-cell>
          <table:table-cell office:value-type="float" office:value="10.035" calcext:value-type="float">
            <text:p>10.0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float" office:value="14.796" calcext:value-type="float">
            <text:p>14.796</text:p>
          </table:table-cell>
          <table:table-cell office:value-type="float" office:value="9.9437" calcext:value-type="float">
            <text:p>9.943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806" calcext:value-type="float">
            <text:p>0.033806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14.813" calcext:value-type="float">
            <text:p>14.813</text:p>
          </table:table-cell>
          <table:table-cell office:value-type="float" office:value="9.8539" calcext:value-type="float">
            <text:p>9.853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114" calcext:value-type="float">
            <text:p>0.034114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9.7659" calcext:value-type="float">
            <text:p>9.765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421" calcext:value-type="float">
            <text:p>0.034421</text:p>
          </table:table-cell>
          <table:table-cell office:value-type="float" office:value="0.1075" calcext:value-type="float">
            <text:p>0.1075</text:p>
          </table:table-cell>
        </table:table-row>
        <table:table-row table:style-name="ro1">
          <table:table-cell office:value-type="float" office:value="14.847" calcext:value-type="float">
            <text:p>14.847</text:p>
          </table:table-cell>
          <table:table-cell office:value-type="float" office:value="9.6795" calcext:value-type="float">
            <text:p>9.679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14.864" calcext:value-type="float">
            <text:p>14.864</text:p>
          </table:table-cell>
          <table:table-cell office:value-type="float" office:value="9.5947" calcext:value-type="float">
            <text:p>9.594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036" calcext:value-type="float">
            <text:p>0.035036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9.5115" calcext:value-type="float">
            <text:p>9.511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4.896" calcext:value-type="float">
            <text:p>14.896</text:p>
          </table:table-cell>
          <table:table-cell office:value-type="float" office:value="9.4299" calcext:value-type="float">
            <text:p>9.429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648" calcext:value-type="float">
            <text:p>0.035648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4.913" calcext:value-type="float">
            <text:p>14.913</text:p>
          </table:table-cell>
          <table:table-cell office:value-type="float" office:value="9.3497" calcext:value-type="float">
            <text:p>9.349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14.929" calcext:value-type="float">
            <text:p>14.929</text:p>
          </table:table-cell>
          <table:table-cell office:value-type="float" office:value="9.271" calcext:value-type="float">
            <text:p>9.27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 office:value-type="float" office:value="14.945" calcext:value-type="float">
            <text:p>14.945</text:p>
          </table:table-cell>
          <table:table-cell office:value-type="float" office:value="9.1938" calcext:value-type="float">
            <text:p>9.19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564" calcext:value-type="float">
            <text:p>0.036564</text:p>
          </table:table-cell>
          <table:table-cell office:value-type="float" office:value="0.1145" calcext:value-type="float">
            <text:p>0.114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9.1179" calcext:value-type="float">
            <text:p>9.11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.0433" calcext:value-type="float">
            <text:p>9.043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float" office:value="14.992" calcext:value-type="float">
            <text:p>14.992</text:p>
          </table:table-cell>
          <table:table-cell office:value-type="float" office:value="8.9701" calcext:value-type="float">
            <text:p>8.970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476" calcext:value-type="float">
            <text:p>0.037476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 office:value-type="float" office:value="8.8982" calcext:value-type="float">
            <text:p>8.898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779" calcext:value-type="float">
            <text:p>0.037779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15.022" calcext:value-type="float">
            <text:p>15.022</text:p>
          </table:table-cell>
          <table:table-cell office:value-type="float" office:value="8.8274" calcext:value-type="float">
            <text:p>8.827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081" calcext:value-type="float">
            <text:p>0.038081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 office:value-type="float" office:value="15.037" calcext:value-type="float">
            <text:p>15.037</text:p>
          </table:table-cell>
          <table:table-cell office:value-type="float" office:value="8.758" calcext:value-type="float">
            <text:p>8.75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15.052" calcext:value-type="float">
            <text:p>15.052</text:p>
          </table:table-cell>
          <table:table-cell office:value-type="float" office:value="8.6896" calcext:value-type="float">
            <text:p>8.6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685" calcext:value-type="float">
            <text:p>0.038685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float" office:value="15.067" calcext:value-type="float">
            <text:p>15.067</text:p>
          </table:table-cell>
          <table:table-cell office:value-type="float" office:value="8.6225" calcext:value-type="float">
            <text:p>8.622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987" calcext:value-type="float">
            <text:p>0.038987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15.082" calcext:value-type="float">
            <text:p>15.082</text:p>
          </table:table-cell>
          <table:table-cell office:value-type="float" office:value="8.5565" calcext:value-type="float">
            <text:p>8.556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288" calcext:value-type="float">
            <text:p>0.039288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float" office:value="15.097" calcext:value-type="float">
            <text:p>15.097</text:p>
          </table:table-cell>
          <table:table-cell office:value-type="float" office:value="8.4916" calcext:value-type="float">
            <text:p>8.491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float" office:value="15.111" calcext:value-type="float">
            <text:p>15.111</text:p>
          </table:table-cell>
          <table:table-cell office:value-type="float" office:value="8.4277" calcext:value-type="float">
            <text:p>8.427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888" calcext:value-type="float">
            <text:p>0.039888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8.3649" calcext:value-type="float">
            <text:p>8.36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187" calcext:value-type="float">
            <text:p>0.040187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8.3031" calcext:value-type="float">
            <text:p>8.30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486" calcext:value-type="float">
            <text:p>0.040486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15.155" calcext:value-type="float">
            <text:p>15.155</text:p>
          </table:table-cell>
          <table:table-cell office:value-type="float" office:value="8.2424" calcext:value-type="float">
            <text:p>8.2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785" calcext:value-type="float">
            <text:p>0.040785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float" office:value="15.169" calcext:value-type="float">
            <text:p>15.169</text:p>
          </table:table-cell>
          <table:table-cell office:value-type="float" office:value="8.1826" calcext:value-type="float">
            <text:p>8.182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1295" calcext:value-type="float">
            <text:p>0.1295</text:p>
          </table:table-cell>
        </table:table-row>
        <table:table-row table:style-name="ro1">
          <table:table-cell office:value-type="float" office:value="15.183" calcext:value-type="float">
            <text:p>15.183</text:p>
          </table:table-cell>
          <table:table-cell office:value-type="float" office:value="8.1237" calcext:value-type="float">
            <text:p>8.123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381" calcext:value-type="float">
            <text:p>0.041381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8.0658" calcext:value-type="float">
            <text:p>8.065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5.211" calcext:value-type="float">
            <text:p>15.211</text:p>
          </table:table-cell>
          <table:table-cell office:value-type="float" office:value="8.0088" calcext:value-type="float">
            <text:p>8.008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float" office:value="15.224" calcext:value-type="float">
            <text:p>15.224</text:p>
          </table:table-cell>
          <table:table-cell office:value-type="float" office:value="7.9527" calcext:value-type="float">
            <text:p>7.952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15.238" calcext:value-type="float">
            <text:p>15.238</text:p>
          </table:table-cell>
          <table:table-cell office:value-type="float" office:value="7.8975" calcext:value-type="float">
            <text:p>7.897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566" calcext:value-type="float">
            <text:p>0.042566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7.8431" calcext:value-type="float">
            <text:p>7.84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office:value-type="float" office:value="15.265" calcext:value-type="float">
            <text:p>15.265</text:p>
          </table:table-cell>
          <table:table-cell office:value-type="float" office:value="7.7896" calcext:value-type="float">
            <text:p>7.7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156" calcext:value-type="float">
            <text:p>0.043156</text:p>
          </table:table-cell>
          <table:table-cell office:value-type="float" office:value="0.1365" calcext:value-type="float">
            <text:p>0.1365</text:p>
          </table:table-cell>
        </table:table-row>
        <table:table-row table:style-name="ro1">
          <table:table-cell office:value-type="float" office:value="15.279" calcext:value-type="float">
            <text:p>15.279</text:p>
          </table:table-cell>
          <table:table-cell office:value-type="float" office:value="7.7369" calcext:value-type="float">
            <text:p>7.736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5.292" calcext:value-type="float">
            <text:p>15.292</text:p>
          </table:table-cell>
          <table:table-cell office:value-type="float" office:value="7.6849" calcext:value-type="float">
            <text:p>7.68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743" calcext:value-type="float">
            <text:p>0.043743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15.305" calcext:value-type="float">
            <text:p>15.305</text:p>
          </table:table-cell>
          <table:table-cell office:value-type="float" office:value="7.6338" calcext:value-type="float">
            <text:p>7.6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037" calcext:value-type="float">
            <text:p>0.044037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15.318" calcext:value-type="float">
            <text:p>15.318</text:p>
          </table:table-cell>
          <table:table-cell office:value-type="float" office:value="7.5834" calcext:value-type="float">
            <text:p>7.583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329" calcext:value-type="float">
            <text:p>0.044329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15.331" calcext:value-type="float">
            <text:p>15.331</text:p>
          </table:table-cell>
          <table:table-cell office:value-type="float" office:value="7.5338" calcext:value-type="float">
            <text:p>7.5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621" calcext:value-type="float">
            <text:p>0.044621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15.344" calcext:value-type="float">
            <text:p>15.344</text:p>
          </table:table-cell>
          <table:table-cell office:value-type="float" office:value="7.4848" calcext:value-type="float">
            <text:p>7.484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913" calcext:value-type="float">
            <text:p>0.044913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15.357" calcext:value-type="float">
            <text:p>15.357</text:p>
          </table:table-cell>
          <table:table-cell office:value-type="float" office:value="7.4367" calcext:value-type="float">
            <text:p>7.436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204" calcext:value-type="float">
            <text:p>0.045204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7.3892" calcext:value-type="float">
            <text:p>7.389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0.1445" calcext:value-type="float">
            <text:p>0.1445</text:p>
          </table:table-cell>
        </table:table-row>
        <table:table-row table:style-name="ro1">
          <table:table-cell office:value-type="float" office:value="15.383" calcext:value-type="float">
            <text:p>15.383</text:p>
          </table:table-cell>
          <table:table-cell office:value-type="float" office:value="7.3424" calcext:value-type="float">
            <text:p>7.3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784" calcext:value-type="float">
            <text:p>0.045784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 office:value-type="float" office:value="15.395" calcext:value-type="float">
            <text:p>15.395</text:p>
          </table:table-cell>
          <table:table-cell office:value-type="float" office:value="7.2962" calcext:value-type="float">
            <text:p>7.296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074" calcext:value-type="float">
            <text:p>0.046074</text:p>
          </table:table-cell>
          <table:table-cell office:value-type="float" office:value="0.1465" calcext:value-type="float">
            <text:p>0.146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7.2508" calcext:value-type="float">
            <text:p>7.250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363" calcext:value-type="float">
            <text:p>0.046363</text:p>
          </table:table-cell>
          <table:table-cell office:value-type="float" office:value="0.1475" calcext:value-type="float">
            <text:p>0.147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7.206" calcext:value-type="float">
            <text:p>7.20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651" calcext:value-type="float">
            <text:p>0.046651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15.433" calcext:value-type="float">
            <text:p>15.433</text:p>
          </table:table-cell>
          <table:table-cell office:value-type="float" office:value="7.1618" calcext:value-type="float">
            <text:p>7.161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939" calcext:value-type="float">
            <text:p>0.046939</text:p>
          </table:table-cell>
          <table:table-cell office:value-type="float" office:value="0.1495" calcext:value-type="float">
            <text:p>0.1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-00-00</text:date>, <text:time style:data-style-name="N2" text:time-value="10:06:03.404471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8T10:09:43.910017119</dc:date>
    <meta:editing-duration>PT4M4S</meta:editing-duration>
    <meta:editing-cycles>2</meta:editing-cycles>
    <meta:document-statistic meta:table-count="1" meta:cell-count="755" meta:object-count="0"/>
  </office:meta>
</office:document-meta>
</file>